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07cef8" officeooo:paragraph-rsid="0007cef8" style:font-weight-asian="bold" style:font-weight-complex="bold"/>
    </style:style>
    <style:style style:name="P2" style:family="paragraph" style:parent-style-name="Standard" style:list-style-name="L1">
      <style:text-properties fo:font-weight="bold" officeooo:rsid="00118ca4" officeooo:paragraph-rsid="00118ca4" style:font-weight-asian="bold" style:font-weight-complex="bold"/>
    </style:style>
    <style:style style:name="P3" style:family="paragraph" style:parent-style-name="Standard" style:list-style-name="L1">
      <style:text-properties fo:font-weight="bold" officeooo:rsid="000c97f6" officeooo:paragraph-rsid="000c97f6" style:font-weight-asian="bold" style:font-weight-complex="bold"/>
    </style:style>
    <style:style style:name="P4" style:family="paragraph" style:parent-style-name="Standard" style:list-style-name="L1">
      <style:text-properties fo:font-weight="bold" officeooo:rsid="0017f6ad" officeooo:paragraph-rsid="0017f6ad" style:font-weight-asian="bold" style:font-weight-complex="bold"/>
    </style:style>
    <style:style style:name="P5" style:family="paragraph" style:parent-style-name="Standard" style:list-style-name="L1">
      <style:text-properties fo:font-weight="bold" officeooo:rsid="001920f7" officeooo:paragraph-rsid="001920f7" style:font-weight-asian="bold" style:font-weight-complex="bold"/>
    </style:style>
    <style:style style:name="P6" style:family="paragraph" style:parent-style-name="Standard" style:list-style-name="L1">
      <style:text-properties fo:font-weight="bold" officeooo:rsid="001ca635" officeooo:paragraph-rsid="001ca635" style:font-weight-asian="bold" style:font-weight-complex="bold"/>
    </style:style>
    <style:style style:name="P7" style:family="paragraph" style:parent-style-name="Standard" style:list-style-name="L1">
      <style:text-properties fo:font-weight="bold" officeooo:rsid="001ca635" officeooo:paragraph-rsid="001f5ff0" style:font-weight-asian="bold" style:font-weight-complex="bold"/>
    </style:style>
    <style:style style:name="P8" style:family="paragraph" style:parent-style-name="Standard" style:list-style-name="L1">
      <style:text-properties fo:font-weight="bold" officeooo:rsid="001ca635" officeooo:paragraph-rsid="0021126d" style:font-weight-asian="bold" style:font-weight-complex="bold"/>
    </style:style>
    <style:style style:name="P9" style:family="paragraph" style:parent-style-name="Standard" style:list-style-name="L1">
      <style:text-properties fo:font-weight="bold" officeooo:rsid="0021126d" officeooo:paragraph-rsid="0021126d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79bb" officeooo:paragraph-rsid="002279bb" style:font-weight-asian="bold" style:font-weight-complex="bold"/>
    </style:style>
    <style:style style:name="P11" style:family="paragraph" style:parent-style-name="Standard" style:list-style-name="L1">
      <style:text-properties officeooo:rsid="0007cef8" officeooo:paragraph-rsid="0007cef8"/>
    </style:style>
    <style:style style:name="P12" style:family="paragraph" style:parent-style-name="Standard" style:list-style-name="L1">
      <style:text-properties officeooo:rsid="00118ca4" officeooo:paragraph-rsid="00095711"/>
    </style:style>
    <style:style style:name="P13" style:family="paragraph" style:parent-style-name="Standard" style:list-style-name="L1">
      <style:text-properties fo:font-weight="normal" officeooo:rsid="001341d0" officeooo:paragraph-rsid="001341d0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130b2" officeooo:paragraph-rsid="002130b2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ca635" officeooo:paragraph-rsid="001ca635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279bb" officeooo:paragraph-rsid="002279bb" style:font-weight-asian="normal" style:font-weight-complex="normal"/>
    </style:style>
    <style:style style:name="P17" style:family="paragraph" style:parent-style-name="Standard" style:list-style-name="L1">
      <style:text-properties officeooo:rsid="000d4b48" officeooo:paragraph-rsid="000d4b48"/>
    </style:style>
    <style:style style:name="P18" style:family="paragraph" style:parent-style-name="Standard" style:list-style-name="L1">
      <style:text-properties officeooo:rsid="001341d0" officeooo:paragraph-rsid="001341d0"/>
    </style:style>
    <style:style style:name="P19" style:family="paragraph" style:parent-style-name="Standard" style:list-style-name="L1">
      <style:text-properties officeooo:rsid="00138bd1" officeooo:paragraph-rsid="00138bd1"/>
    </style:style>
    <style:style style:name="P20" style:family="paragraph" style:parent-style-name="Standard" style:list-style-name="L1">
      <style:text-properties officeooo:rsid="00162032" officeooo:paragraph-rsid="00162032"/>
    </style:style>
    <style:style style:name="P21" style:family="paragraph" style:parent-style-name="Standard" style:list-style-name="L1">
      <style:text-properties officeooo:rsid="0017a31f" officeooo:paragraph-rsid="0017a31f"/>
    </style:style>
    <style:style style:name="T1" style:family="text">
      <style:text-properties officeooo:rsid="000e7edb"/>
    </style:style>
    <style:style style:name="T2" style:family="text">
      <style:text-properties officeooo:rsid="001e854a"/>
    </style:style>
    <style:style style:name="T3" style:family="text">
      <style:text-properties officeooo:rsid="00243d0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38918520036057498" text:style-name="L1">
        <text:list-item>
          <text:p text:style-name="P1">Hilbert-space</text:p>
          <text:list>
            <text:list-item>
              <text:p text:style-name="P11">Har indre produkt </text:p>
            </text:list-item>
            <text:list-item>
              <text:p text:style-name="P12">Er et komplett rom (Et komplett metrisk rom) </text:p>
            </text:list-item>
            <text:list-item>
              <text:p text:style-name="P2">Komplett rom</text:p>
              <text:list>
                <text:list-item>
                  <text:p text:style-name="P13">Et rom M er komplett om alle cauchy-sekvenser inne i det har en grense som ogås er i M ( Det er ingen «Hull der») </text:p>
                </text:list-item>
                <text:list-item>
                  <text:p text:style-name="P3">Cauchy-sekvens</text:p>
                  <text:list>
                    <text:list-item>
                      <text:p text:style-name="P17">En sekvens hvor elementene kommer vilkårlig nære hverandre etter hvert som sekvensen går mot uendelig. <text:span text:style-name="T1">(Kun et edelig antall elementer har mer enn en viss avstand fra hverandre </text:span><text:span text:style-name="T1"><draw:frame draw:style-name="fr1" draw:name="Object1" text:anchor-type="as-char" svg:y="-0.1634in" svg:width="0.4181in" svg:height="0.198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er ikke en cauchy-sekvens, selv om naboene kommer nærere og nærere )</text:span></text:p>
                    </text:list-item>
                  </text:list>
                </text:list-item>
                <text:list-item>
                  <text:p text:style-name="P18">Alle rasjonale tall er ikke en cauchy-sekvens, siden f.eks <draw:frame draw:style-name="fr1" draw:name="Object2" text:anchor-type="as-char" svg:y="-0.1634in" svg:width="0.2638in" svg:height="0.1984in" draw:z-index="1"><draw:object xlink:href="./Object 2" xlink:type="simple" xlink:show="embed" xlink:actuate="onLoad"/><draw:image xlink:href="./ObjectReplacements/Object 2" xlink:type="simple" xlink:show="embed" xlink:actuate="onLoad"/></draw:frame>«mangler»</text:p>
                  <text:list>
                    <text:list-item>
                      <text:p text:style-name="P19"><draw:frame draw:style-name="fr1" draw:name="Object3" text:anchor-type="as-char" svg:y="-0.2689in" svg:width="0.9465in" svg:height="0.4425in" draw:z-index="2"><draw:object xlink:href="./Object 3" xlink:type="simple" xlink:show="embed" xlink:actuate="onLoad"/><draw:image xlink:href="./ObjectReplacements/Object 3" xlink:type="simple" xlink:show="embed" xlink:actuate="onLoad"/></draw:frame></text:p>
                    </text:list-item>
                    <text:list-item>
                      <text:p text:style-name="P19">Grensen kan finnes ved å løse for når <draw:frame draw:style-name="fr1" draw:name="Object4" text:anchor-type="as-char" svg:y="-0.172in" svg:width="1.7346in" svg:height="0.2327in" draw:z-index="3"><draw:object xlink:href="./Object 4" xlink:type="simple" xlink:show="embed" xlink:actuate="onLoad"/><draw:image xlink:href="./ObjectReplacements/Object 4" xlink:type="simple" xlink:show="embed" xlink:actuate="onLoad"/></draw:frame></text:p>
                      <text:list>
                        <text:list-item>
                          <text:p text:style-name="P20">Dette er ikke et rasjonalt tall, selv om alle elementene i en endelig delsekvens er det. </text:p>
                        </text:list-item>
                      </text:list>
                    </text:list-item>
                    <text:list-item>
                      <text:p text:style-name="P21">Åpne intervall er heller ikke cauchy-sekvens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Convex cone</text:p>
          <text:list>
            <text:list-item>
              <text:p text:style-name="P5">Ordered field </text:p>
              <text:list>
                <text:list-item>
                  <text:p text:style-name="P14">Er et felt og en total ordering som er kompatibel med field-operasjonene. </text:p>
                </text:list-item>
                <text:list-item>
                  <text:p text:style-name="P6">Total ordering</text:p>
                  <text:list>
                    <text:list-item>
                      <text:p text:style-name="P15">Det er en binær rellasjon over et eller annet sett X</text:p>
                    </text:list-item>
                    <text:list-item>
                      <text:p text:style-name="P15">Senne orderingen må være Antisymetric, transitive <text:span text:style-name="T2">og</text:span> connex </text:p>
                    </text:list-item>
                    <text:list-item>
                      <text:p text:style-name="P7">Antisymetric, </text:p>
                      <text:list>
                        <text:list-item>
                          <text:p text:style-name="P9"><draw:frame draw:style-name="fr1" draw:name="Object5" text:anchor-type="as-char" svg:y="-0.1484in" svg:width="1.402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p>
                        </text:list-item>
                      </text:list>
                    </text:list-item>
                    <text:list-item>
                      <text:p text:style-name="P8">transitive,</text:p>
                      <text:list>
                        <text:list-item>
                          <text:p text:style-name="P8"><draw:frame draw:style-name="fr1" draw:name="Object6" text:anchor-type="as-char" svg:y="-0.1484in" svg:width="1.3925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p>
                        </text:list-item>
                      </text:list>
                    </text:list-item>
                    <text:list-item>
                      <text:p text:style-name="P8">connex </text:p>
                      <text:list>
                        <text:list-item>
                          <text:p text:style-name="P8"><draw:frame draw:style-name="fr1" draw:name="Object7" text:anchor-type="as-char" svg:y="-0.1484in" svg:width="1.0626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p>
                        </text:list-item>
                      </text:list>
                    </text:list-item>
                  </text:list>
                </text:list-item>
                <text:list-item>
                  <text:p text:style-name="P10">Felt</text:p>
                  <text:list>
                    <text:list-item>
                      <text:p text:style-name="P16">Et set hvor addisjon, substraksjon, multiplikasjon og divisjon er deffinert som for de tilsvarende operatorene for rasjonale og hele tall </text:p>
                    </text:list-item>
                    <text:list-item>
                      <text:p text:style-name="P16">Det finnes også endelige felt <text:span text:style-name="T3">( brukes i kryptografi)</text:span></text:p>
                    </text:list-item>
                    <text:list-item>
                      <text:p text:style-name="P16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16:22.746955452</meta:creation-date>
    <meta:generator>LibreOffice/5.1.6.2$Linux_X86_64 LibreOffice_project/10m0$Build-2</meta:generator>
    <dc:date>2019-03-28T17:27:25.637293915</dc:date>
    <meta:editing-duration>PT1H10M51S</meta:editing-duration>
    <meta:editing-cycles>24</meta:editing-cycles>
    <meta:document-statistic meta:table-count="0" meta:image-count="0" meta:object-count="7" meta:page-count="1" meta:paragraph-count="28" meta:word-count="218" meta:character-count="1182" meta:non-whitespace-character-count="1004"/>
  </office:meta>
</office:document-meta>
</file>

<file path=Object 1/content.xml><?xml version="1.0" encoding="utf-8"?>
<math xmlns="http://www.w3.org/1998/Math/MathML" display="block">
  <semantics>
    <mrow>
      <mo stretchy="false">⇒</mo>
      <msqrt>
        <mi>n</mi>
      </msqrt>
    </mrow>
    <annotation encoding="StarMath 5.0"> drarrow sqrt n</annotation>
  </semantics>
</math>
</file>

<file path=Object 2/content.xml><?xml version="1.0" encoding="utf-8"?>
<math xmlns="http://www.w3.org/1998/Math/MathML" display="block">
  <semantics>
    <msqrt>
      <mn>2</mn>
    </msqrt>
    <annotation encoding="StarMath 5.0">sqrt 2 </annotation>
  </semantics>
</math>
</file>

<file path=Object 3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o stretchy="false">=</mo>
      <mrow>
        <mfrac>
          <msub>
            <mi>x</mi>
            <mi>n</mi>
          </msub>
          <mn>2</mn>
        </mfrac>
        <mo stretchy="false">+</mo>
        <mfrac>
          <mn>1</mn>
          <msub>
            <mi>x</mi>
            <mi>n</mi>
          </msub>
        </mfrac>
      </mrow>
    </mrow>
    <annotation encoding="StarMath 5.0">x_{ n+1 }= x_n over 2 + 1 over x_n </annotation>
  </semantics>
</math>
</file>

<file path=Object 4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sub>
          <mi>x</mi>
          <mi>n</mi>
        </msub>
      </mrow>
      <mo stretchy="false">⇒</mo>
      <mrow>
        <msup>
          <mi>x</mi>
          <mn>2</mn>
        </msup>
        <mo stretchy="false">=</mo>
        <mn>1</mn>
      </mrow>
      <mo stretchy="false">⇒</mo>
      <mrow>
        <mi>x</mi>
        <mo stretchy="false">=</mo>
        <msqrt>
          <mn>2</mn>
        </msqrt>
      </mrow>
    </mrow>
    <annotation encoding="StarMath 5.0">x_{ n+1 }= x_n drarrow x^2 = 1 drarrow x = sqrt 2 </annotation>
  </semantics>
</math>
</file>

<file path=Object 5/content.xml><?xml version="1.0" encoding="utf-8"?>
<math xmlns="http://www.w3.org/1998/Math/MathML" display="block">
  <semantics>
    <mrow>
      <mrow>
        <mi>a</mi>
        <mo stretchy="false">≤</mo>
        <mi>b</mi>
      </mrow>
      <mi mathvariant="italic">og</mi>
      <mrow>
        <mi>b</mi>
        <mo stretchy="false">≤</mo>
        <mi>a</mi>
      </mrow>
      <mo stretchy="false">⇒</mo>
      <mrow>
        <mi>a</mi>
        <mo stretchy="false">=</mo>
        <mi>b</mi>
      </mrow>
    </mrow>
    <annotation encoding="StarMath 5.0">a &lt;= b og b &lt;= a drarrow a = b </annotation>
  </semantics>
</math>
</file>

<file path=Object 6/content.xml><?xml version="1.0" encoding="utf-8"?>
<math xmlns="http://www.w3.org/1998/Math/MathML" display="block">
  <semantics>
    <mrow>
      <mrow>
        <mi>a</mi>
        <mo stretchy="false">≤</mo>
        <mi>b</mi>
      </mrow>
      <mi mathvariant="italic">og</mi>
      <mrow>
        <mi>b</mi>
        <mo stretchy="false">≤</mo>
        <mi>c</mi>
      </mrow>
      <mo stretchy="false">⇒</mo>
      <mrow>
        <mi>a</mi>
        <mo stretchy="false">≤</mo>
        <mi>c</mi>
      </mrow>
    </mrow>
    <annotation encoding="StarMath 5.0">a &lt;= b og b &lt;= c drarrow a &lt;= c </annotation>
  </semantics>
</math>
</file>

<file path=Object 7/content.xml><?xml version="1.0" encoding="utf-8"?>
<math xmlns="http://www.w3.org/1998/Math/MathML" display="block">
  <semantics>
    <mrow>
      <mrow>
        <mi>a</mi>
        <mo stretchy="false">≤</mo>
        <mi>b</mi>
      </mrow>
      <mi mathvariant="italic">eller</mi>
      <mrow>
        <mi>b</mi>
        <mo stretchy="false">≤</mo>
        <mi>a</mi>
      </mrow>
    </mrow>
    <annotation encoding="StarMath 5.0">a &lt;= b eller b &lt;= a </annotation>
  </semantics>
</math>
</file>